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roid Sans" svg:font-family="'Droid Sans', 'Helvetica Neue', 'Nimbus Sans 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NewRomanPSMT" svg:font-family="TimesNewRomanPSMT" style:font-family-generic="roman" style:font-pitch="variable"/>
  </office:font-face-decls>
  <office:automatic-styles>
    <style:style style:name="P1" style:family="paragraph" style:parent-style-name="Standard">
      <style:text-properties officeooo:rsid="00050fbe" officeooo:paragraph-rsid="00050fbe"/>
    </style:style>
    <style:style style:name="P2" style:family="paragraph" style:parent-style-name="Standard">
      <style:text-properties fo:color="#000000" loext:opacity="100%" officeooo:rsid="0001251c" officeooo:paragraph-rsid="00167ec6"/>
    </style:style>
    <style:style style:name="P3" style:family="paragraph" style:parent-style-name="Standard">
      <style:paragraph-properties fo:text-align="justify" style:justify-single-word="false"/>
      <style:text-properties fo:color="#000000" loext:opacity="100%" officeooo:rsid="0001251c" officeooo:paragraph-rsid="001f6aa9"/>
    </style:style>
    <style:style style:name="P4" style:family="paragraph" style:parent-style-name="Standard">
      <style:text-properties fo:color="#000000" loext:opacity="100%" style:font-name="TimesNewRomanPSMT" fo:font-size="11pt" fo:font-style="normal" fo:font-weight="normal" officeooo:rsid="00050fbe" officeooo:paragraph-rsid="00167ec6" style:font-size-asian="11pt" style:font-style-asian="normal" style:font-weight-asian="normal"/>
    </style:style>
    <style:style style:name="P5" style:family="paragraph" style:parent-style-name="Standard">
      <style:text-properties fo:color="#000000" loext:opacity="100%" style:font-name="TimesNewRomanPSMT" fo:font-size="11pt" fo:font-style="italic" fo:font-weight="normal" officeooo:rsid="00050fbe" officeooo:paragraph-rsid="0023d0e2" style:font-size-asian="11pt" style:font-style-asian="italic" style:font-weight-asian="normal"/>
    </style:style>
    <style:style style:name="P6" style:family="paragraph" style:parent-style-name="Times_20_new_20_roman">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7" style:family="paragraph" style:parent-style-name="Times_20_new_20_roman">
      <style:paragraph-properties fo:text-align="center" style:justify-single-word="false"/>
      <style:text-properties style:font-name="Times New Roman"/>
    </style:style>
    <style:style style:name="T1" style:family="text">
      <style:text-properties fo:color="#2a6099" loext:opacity="100%" style:font-name="TimesNewRomanPSMT" fo:font-size="11pt" fo:font-style="normal" fo:font-weight="normal" style:font-size-asian="11pt" style:font-style-asian="normal" style:font-weight-asian="normal"/>
    </style:style>
    <style:style style:name="T2" style:family="text">
      <style:text-properties fo:color="#2a6099" loext:opacity="100%" style:font-name="TimesNewRomanPSMT" fo:font-size="11pt" fo:font-style="normal" fo:font-weight="normal" officeooo:rsid="00026cd8" style:font-size-asian="11pt" style:font-style-asian="normal" style:font-weight-asian="normal"/>
    </style:style>
    <style:style style:name="T3" style:family="text">
      <style:text-properties fo:color="#2a6099" loext:opacity="100%" style:font-name="TimesNewRomanPSMT" fo:font-size="11pt" fo:font-style="normal" fo:font-weight="normal" officeooo:rsid="0002fa56" style:font-size-asian="11pt" style:font-style-asian="normal" style:font-weight-asian="normal"/>
    </style:style>
    <style:style style:name="T4" style:family="text">
      <style:text-properties fo:color="#2a6099" loext:opacity="100%" style:font-name="TimesNewRomanPSMT" fo:font-size="11pt" fo:font-style="normal" fo:font-weight="normal" officeooo:rsid="00050fbe" style:font-size-asian="11pt" style:font-style-asian="normal" style:font-weight-asian="normal"/>
    </style:style>
    <style:style style:name="T5" style:family="text">
      <style:text-properties fo:color="#2a6099" loext:opacity="100%" style:font-name="TimesNewRomanPSMT" fo:font-size="11pt" fo:font-style="normal" fo:font-weight="normal" officeooo:rsid="00099086" style:font-size-asian="11pt" style:font-style-asian="normal" style:font-weight-asian="normal"/>
    </style:style>
    <style:style style:name="T6" style:family="text">
      <style:text-properties fo:color="#2a6099" loext:opacity="100%" style:font-name="TimesNewRomanPSMT" fo:font-size="11pt" fo:font-style="normal" fo:font-weight="normal" officeooo:rsid="000e0aeb" style:font-size-asian="11pt" style:font-style-asian="normal" style:font-weight-asian="normal"/>
    </style:style>
    <style:style style:name="T7" style:family="text">
      <style:text-properties fo:color="#2a6099" loext:opacity="100%" style:font-name="TimesNewRomanPSMT" fo:font-size="11pt" fo:font-style="normal" fo:font-weight="normal" officeooo:rsid="001653ac" style:font-size-asian="11pt" style:font-style-asian="normal" style:font-weight-asian="normal"/>
    </style:style>
    <style:style style:name="T8" style:family="text">
      <style:text-properties fo:color="#2a6099" loext:opacity="100%" style:font-name="TimesNewRomanPSMT" fo:font-size="11pt" fo:font-style="normal" fo:font-weight="normal" officeooo:rsid="00167ec6" style:font-size-asian="11pt" style:font-style-asian="normal" style:font-weight-asian="normal"/>
    </style:style>
    <style:style style:name="T9" style:family="text">
      <style:text-properties fo:color="#2a6099" loext:opacity="100%" style:font-name="TimesNewRomanPSMT" fo:font-size="11pt" fo:font-style="normal" fo:font-weight="normal" officeooo:rsid="00182898" style:font-size-asian="11pt" style:font-style-asian="normal" style:font-weight-asian="normal"/>
    </style:style>
    <style:style style:name="T10" style:family="text">
      <style:text-properties fo:color="#2a6099" loext:opacity="100%" style:font-name="TimesNewRomanPSMT" fo:font-size="11pt" fo:font-style="normal" fo:font-weight="normal" officeooo:rsid="001a192d" style:font-size-asian="11pt" style:font-style-asian="normal" style:font-weight-asian="normal"/>
    </style:style>
    <style:style style:name="T11" style:family="text">
      <style:text-properties fo:color="#2a6099" loext:opacity="100%" style:font-name="TimesNewRomanPSMT" fo:font-size="11pt" fo:font-style="normal" fo:font-weight="normal" officeooo:rsid="001be53b" style:font-size-asian="11pt" style:font-style-asian="normal" style:font-weight-asian="normal"/>
    </style:style>
    <style:style style:name="T12" style:family="text">
      <style:text-properties fo:color="#2a6099" loext:opacity="100%" style:font-name="TimesNewRomanPSMT" fo:font-size="11pt" fo:font-style="normal" fo:font-weight="normal" officeooo:rsid="001bfd0f" style:font-size-asian="11pt" style:font-style-asian="normal" style:font-weight-asian="normal"/>
    </style:style>
    <style:style style:name="T13" style:family="text">
      <style:text-properties fo:color="#2a6099" loext:opacity="100%" style:font-name="TimesNewRomanPSMT" fo:font-size="11pt" fo:font-style="normal" fo:font-weight="normal" officeooo:rsid="001d538e" style:font-size-asian="11pt" style:font-style-asian="normal" style:font-weight-asian="normal"/>
    </style:style>
    <style:style style:name="T14" style:family="text">
      <style:text-properties fo:color="#2a6099" loext:opacity="100%" style:font-name="TimesNewRomanPSMT" fo:font-size="11pt" fo:font-style="normal" fo:font-weight="normal" officeooo:rsid="001db02f" style:font-size-asian="11pt" style:font-style-asian="normal" style:font-weight-asian="normal"/>
    </style:style>
    <style:style style:name="T15" style:family="text">
      <style:text-properties fo:color="#2a6099" loext:opacity="100%" style:font-name="TimesNewRomanPSMT" fo:font-size="11pt" fo:font-style="normal" fo:font-weight="normal" officeooo:rsid="001f6aa9" style:font-size-asian="11pt" style:font-style-asian="normal" style:font-weight-asian="normal"/>
    </style:style>
    <style:style style:name="T16" style:family="text">
      <style:text-properties fo:color="#2a6099" loext:opacity="100%" style:font-name="TimesNewRomanPSMT" fo:font-size="11pt" fo:font-style="normal" fo:font-weight="bold" officeooo:rsid="000e0aeb" style:font-size-asian="11pt" style:font-style-asian="normal" style:font-weight-asian="bold" style:font-weight-complex="bold"/>
    </style:style>
    <style:style style:name="T17" style:family="text">
      <style:text-properties fo:color="#2a6099" loext:opacity="100%" style:font-name="TimesNewRomanPSMT" fo:font-size="11pt" fo:font-style="normal" fo:font-weight="bold" officeooo:rsid="001653ac" style:font-size-asian="11pt" style:font-style-asian="normal" style:font-weight-asian="bold" style:font-weight-complex="bold"/>
    </style:style>
    <style:style style:name="T18" style:family="text">
      <style:text-properties fo:color="#2a6099" loext:opacity="100%" style:font-name="TimesNewRomanPSMT" fo:font-size="11pt" fo:font-style="normal" fo:font-weight="bold" officeooo:rsid="00182898" style:font-size-asian="11pt" style:font-style-asian="normal" style:font-weight-asian="bold" style:font-weight-complex="bold"/>
    </style:style>
    <style:style style:name="T19" style:family="text">
      <style:text-properties fo:color="#2a6099" loext:opacity="100%" style:font-name="TimesNewRomanPSMT" fo:font-size="11pt" fo:font-style="normal" fo:font-weight="bold" officeooo:rsid="001a192d" style:font-size-asian="11pt" style:font-style-asian="normal" style:font-weight-asian="bold" style:font-weight-complex="bold"/>
    </style:style>
    <style:style style:name="T20" style:family="text">
      <style:text-properties fo:color="#2a6099" loext:opacity="100%" style:font-name="TimesNewRomanPSMT" fo:font-size="11pt" fo:font-style="normal" fo:font-weight="bold" officeooo:rsid="001bfd0f" style:font-size-asian="11pt" style:font-style-asian="normal" style:font-weight-asian="bold" style:font-weight-complex="bold"/>
    </style:style>
    <style:style style:name="T21" style:family="text">
      <style:text-properties fo:color="#2a6099" loext:opacity="100%" style:font-name="TimesNewRomanPSMT" fo:font-size="11pt" fo:font-style="italic" fo:font-weight="normal" officeooo:rsid="001d538e" style:font-size-asian="11pt" style:font-style-asian="italic" style:font-weight-asian="normal" style:font-style-complex="italic"/>
    </style:style>
    <style:style style:name="T22" style:family="text">
      <style:text-properties fo:color="#2a6099" loext:opacity="100%" style:font-name="TimesNewRomanPSMT" fo:font-size="11pt" fo:font-style="italic" fo:font-weight="normal" officeooo:rsid="001db02f" style:font-size-asian="11pt" style:font-style-asian="italic" style:font-weight-asian="normal" style:font-style-complex="italic"/>
    </style:style>
    <style:style style:name="T23" style:family="text">
      <style:text-properties fo:color="#2a6099" loext:opacity="100%" style:font-name="TimesNewRomanPSMT" fo:font-size="11pt" fo:font-style="italic" fo:font-weight="normal" officeooo:rsid="001f6aa9" style:font-size-asian="11pt" style:font-style-asian="italic" style:font-weight-asian="normal" style:font-style-complex="italic"/>
    </style:style>
    <style:style style:name="T24" style:family="text">
      <style:text-properties fo:color="#2a6099" loext:opacity="100%" style:font-name="TimesNewRomanPSMT" fo:font-size="11pt" fo:font-style="italic" fo:font-weight="normal" officeooo:rsid="00050fbe" style:font-size-asian="11pt" style:font-style-asian="italic" style:font-weight-asian="normal" style:font-style-complex="italic"/>
    </style:style>
    <style:style style:name="T25" style:family="text">
      <style:text-properties fo:color="#2a6099" loext:opacity="100%" style:text-position="sub 58%" style:font-name="TimesNewRomanPSMT" fo:font-size="11pt" fo:font-style="normal" fo:font-weight="normal" officeooo:rsid="001d538e" style:font-size-asian="11pt" style:font-style-asian="normal" style:font-weight-asian="normal"/>
    </style:style>
    <style:style style:name="T26" style:family="text">
      <style:text-properties fo:color="#2a6099" loext:opacity="100%" style:text-position="sub 58%" style:font-name="TimesNewRomanPSMT" fo:font-size="11pt" fo:font-style="normal" fo:font-weight="normal" officeooo:rsid="001d538e" style:font-size-asian="11pt" style:font-style-asian="normal" style:font-weight-asian="normal" style:font-style-complex="normal"/>
    </style:style>
    <style:style style:name="T27" style:family="text">
      <style:text-properties fo:color="#2a6099" loext:opacity="100%" style:text-position="sub 58%" style:font-name="TimesNewRomanPSMT" fo:font-size="11pt" fo:font-style="normal" fo:font-weight="normal" officeooo:rsid="001db02f" style:font-size-asian="11pt" style:font-style-asian="normal" style:font-weight-asian="normal"/>
    </style:style>
    <style:style style:name="T28" style:family="text">
      <style:text-properties style:text-position="sub 58%" style:font-name="TimesNewRomanPSMT" fo:font-size="11pt" fo:font-style="normal" fo:font-weight="normal" officeooo:rsid="001d538e" style:font-size-asian="11pt" style:font-style-asian="normal" style:font-weight-asian="normal" style:font-style-complex="normal"/>
    </style:style>
    <style:style style:name="T29" style:family="text">
      <style:text-properties style:text-position="sub 58%" style:font-name="TimesNewRomanPSMT" fo:font-size="11pt" fo:font-style="normal" fo:font-weight="normal" officeooo:rsid="001d538e" style:font-size-asian="11pt" style:font-style-asian="normal" style:font-weight-asian="normal"/>
    </style:style>
    <style:style style:name="T30" style:family="text">
      <style:text-properties style:text-position="sub 58%" style:font-name="TimesNewRomanPSMT" fo:font-size="11pt" fo:font-style="normal" fo:font-weight="normal" officeooo:rsid="001db02f" style:font-size-asian="11pt" style:font-style-asian="normal" style:font-weight-asian="normal"/>
    </style:style>
    <style:style style:name="T31" style:family="text">
      <style:text-properties fo:font-style="normal" style:font-style-asian="normal"/>
    </style:style>
    <style:style style:name="T32" style:family="text">
      <style:text-properties fo:font-style="normal" officeooo:rsid="00220975" style:font-style-asian="normal" style:font-style-complex="normal"/>
    </style:style>
    <style:style style:name="T33" style:family="text">
      <style:text-properties fo:font-style="normal" officeooo:rsid="0020cbc0" style:font-style-asian="normal" style:font-style-complex="italic"/>
    </style:style>
    <style:style style:name="T34" style:family="text">
      <style:text-properties fo:font-style="normal" officeooo:rsid="00210af7" style:font-style-asian="normal" style:font-style-complex="italic"/>
    </style:style>
    <style:style style:name="T35" style:family="text">
      <style:text-properties fo:font-style="normal" officeooo:rsid="00210af7" style:font-style-asian="normal" style:font-style-complex="italic" style:font-weight-complex="normal"/>
    </style:style>
    <style:style style:name="T36" style:family="text">
      <style:text-properties fo:font-style="normal" officeooo:rsid="00220975" style:font-style-asian="normal" style:font-style-complex="italic" style:font-weight-complex="normal"/>
    </style:style>
    <style:style style:name="T37" style:family="text">
      <style:text-properties fo:font-style="normal" officeooo:rsid="0005b4c0" style:font-style-asian="normal"/>
    </style:style>
    <style:style style:name="T38" style:family="text">
      <style:text-properties fo:font-style="normal" officeooo:rsid="00220975" style:font-style-asian="normal"/>
    </style:style>
    <style:style style:name="T39" style:family="text">
      <style:text-properties fo:font-style="normal" officeooo:rsid="0022f958" style:font-style-asian="normal"/>
    </style:style>
    <style:style style:name="T40" style:family="text">
      <style:text-properties fo:font-style="normal" officeooo:rsid="000f89a5" style:font-style-asian="normal"/>
    </style:style>
    <style:style style:name="T41" style:family="text">
      <style:text-properties fo:font-style="normal" officeooo:rsid="0023d0e2" style:font-style-asian="normal"/>
    </style:style>
    <style:style style:name="T42" style:family="text">
      <style:text-properties fo:font-style="normal" officeooo:rsid="0025f1f8" style:font-style-asian="normal"/>
    </style:style>
    <style:style style:name="T43" style:family="text">
      <style:text-properties fo:font-style="normal" fo:font-weight="bold" officeooo:rsid="001fca42" style:font-style-asian="normal" style:font-weight-asian="bold" style:font-style-complex="normal" style:font-weight-complex="bold"/>
    </style:style>
    <style:style style:name="T44" style:family="text">
      <style:text-properties fo:font-style="normal" fo:font-weight="bold" officeooo:rsid="0020cbc0" style:font-style-asian="normal" style:font-weight-asian="bold" style:font-style-complex="normal" style:font-weight-complex="bold"/>
    </style:style>
    <style:style style:name="T45" style:family="text">
      <style:text-properties style:font-style-complex="italic"/>
    </style:style>
    <style:style style:name="T46" style:family="text">
      <style:text-properties officeooo:rsid="00220975" style:font-style-complex="italic"/>
    </style:style>
    <style:style style:name="T47" style:family="text">
      <style:text-properties officeooo:rsid="00220975" style:font-style-complex="italic" style:font-weight-complex="normal"/>
    </style:style>
    <style:style style:name="T48" style:family="text">
      <style:text-properties officeooo:rsid="0023d0e2"/>
    </style:style>
    <style:style style:name="T49" style:family="text">
      <style:text-properties fo:font-variant="normal" fo:text-transform="none" fo:color="#333333" loext:opacity="100%" style:font-name="Droid Sans" fo:font-size="11.25pt" fo:letter-spacing="normal" fo:font-style="normal" fo:font-weight="normal"/>
    </style:style>
    <style:style style:name="T50" style:family="text">
      <style:text-properties fo:font-variant="normal" fo:text-transform="none" fo:color="#333333" loext:opacity="100%" style:font-name="Droid Sans" fo:font-size="11.25pt" fo:letter-spacing="normal" fo:font-style="normal" fo:font-weight="normal" officeooo:rsid="0023d0e2"/>
    </style:style>
    <style:style style:name="T51" style:family="text">
      <style:text-properties fo:font-variant="normal" fo:text-transform="none" fo:color="#333333" loext:opacity="100%" style:font-name="Times New Roman" fo:font-size="11.25pt" fo:letter-spacing="normal" fo:font-style="normal" fo:font-weight="normal" officeooo:rsid="0023d0e2"/>
    </style:style>
    <style:style style:name="T52" style:family="text">
      <style:text-properties fo:font-variant="normal" fo:text-transform="none" fo:color="#333333" loext:opacity="100%" fo:font-size="11.25pt" fo:letter-spacing="normal" fo:font-style="normal" fo:font-weight="normal" officeooo:rsid="0023d0e2"/>
    </style:style>
    <style:style style:name="T53" style:family="text">
      <style:text-properties style:font-name="TimesNewRomanPSMT" fo:font-size="11pt" fo:font-style="italic" fo:font-weight="normal" officeooo:rsid="001f6aa9" style:font-size-asian="11pt" style:font-style-asian="italic" style:font-weight-asian="normal" style:font-style-complex="italic"/>
    </style:style>
    <style:style style:name="T54" style:family="text">
      <style:text-properties style:font-name="TimesNewRomanPSMT" fo:font-size="11pt" fo:font-style="italic" fo:font-weight="normal" officeooo:rsid="001d538e" style:font-size-asian="11pt" style:font-style-asian="italic" style:font-weight-asian="normal" style:font-style-complex="italic"/>
    </style:style>
    <style:style style:name="T55" style:family="text">
      <style:text-properties style:font-name="TimesNewRomanPSMT" fo:font-size="11pt" fo:font-style="italic" fo:font-weight="normal" officeooo:rsid="00050fbe" style:font-size-asian="11pt" style:font-style-asian="italic" style:font-weight-asian="normal" style:font-style-complex="italic"/>
    </style:style>
    <style:style style:name="T56" style:family="text">
      <style:text-properties style:font-name="TimesNewRomanPSMT" fo:font-size="11pt" fo:font-style="italic" fo:font-weight="normal" officeooo:rsid="001db02f" style:font-size-asian="11pt" style:font-style-asian="italic" style:font-weight-asian="normal" style:font-style-complex="italic"/>
    </style:style>
    <style:style style:name="T57" style:family="text">
      <style:text-properties style:font-name="TimesNewRomanPSMT" fo:font-size="11pt" fo:font-style="normal" fo:font-weight="normal" style:font-size-asian="11pt" style:font-style-asian="normal" style:font-weight-asian="normal"/>
    </style:style>
    <style:style style:name="T58" style:family="text">
      <style:text-properties style:font-name="TimesNewRomanPSMT" fo:font-size="11pt" fo:font-style="normal" fo:font-weight="normal" officeooo:rsid="001f6aa9" style:font-size-asian="11pt" style:font-style-asian="normal" style:font-weight-asian="normal"/>
    </style:style>
    <style:style style:name="T59" style:family="text">
      <style:text-properties style:font-name="TimesNewRomanPSMT" fo:font-size="11pt" fo:font-style="normal" fo:font-weight="normal" officeooo:rsid="00026cd8" style:font-size-asian="11pt" style:font-style-asian="normal" style:font-weight-asian="normal"/>
    </style:style>
    <style:style style:name="T60" style:family="text">
      <style:text-properties style:font-name="TimesNewRomanPSMT" fo:font-size="11pt" fo:font-style="normal" fo:font-weight="normal" officeooo:rsid="00099086" style:font-size-asian="11pt" style:font-style-asian="normal" style:font-weight-asian="normal"/>
    </style:style>
    <style:style style:name="T61" style:family="text">
      <style:text-properties style:font-name="TimesNewRomanPSMT" fo:font-size="11pt" fo:font-style="normal" fo:font-weight="normal" officeooo:rsid="001d538e" style:font-size-asian="11pt" style:font-style-asian="normal" style:font-weight-asian="normal"/>
    </style:style>
    <style:style style:name="T62" style:family="text">
      <style:text-properties style:font-name="TimesNewRomanPSMT" fo:font-size="11pt" fo:font-style="normal" fo:font-weight="normal" officeooo:rsid="0002fa56" style:font-size-asian="11pt" style:font-style-asian="normal" style:font-weight-asian="normal"/>
    </style:style>
    <style:style style:name="T63" style:family="text">
      <style:text-properties style:font-name="TimesNewRomanPSMT" fo:font-size="11pt" fo:font-style="normal" fo:font-weight="normal" officeooo:rsid="000e0aeb" style:font-size-asian="11pt" style:font-style-asian="normal" style:font-weight-asian="normal"/>
    </style:style>
    <style:style style:name="T64" style:family="text">
      <style:text-properties style:font-name="TimesNewRomanPSMT" fo:font-size="11pt" fo:font-style="normal" fo:font-weight="normal" officeooo:rsid="00167ec6" style:font-size-asian="11pt" style:font-style-asian="normal" style:font-weight-asian="normal"/>
    </style:style>
    <style:style style:name="T65" style:family="text">
      <style:text-properties style:font-name="TimesNewRomanPSMT" fo:font-size="11pt" fo:font-style="normal" fo:font-weight="normal" officeooo:rsid="00050fbe" style:font-size-asian="11pt" style:font-style-asian="normal" style:font-weight-asian="normal"/>
    </style:style>
    <style:style style:name="T66" style:family="text">
      <style:text-properties style:font-name="TimesNewRomanPSMT" fo:font-size="11pt" fo:font-style="normal" fo:font-weight="normal" officeooo:rsid="00182898" style:font-size-asian="11pt" style:font-style-asian="normal" style:font-weight-asian="normal"/>
    </style:style>
    <style:style style:name="T67" style:family="text">
      <style:text-properties style:font-name="TimesNewRomanPSMT" fo:font-size="11pt" fo:font-style="normal" fo:font-weight="normal" officeooo:rsid="001a192d" style:font-size-asian="11pt" style:font-style-asian="normal" style:font-weight-asian="normal"/>
    </style:style>
    <style:style style:name="T68" style:family="text">
      <style:text-properties style:font-name="TimesNewRomanPSMT" fo:font-size="11pt" fo:font-style="normal" fo:font-weight="normal" officeooo:rsid="001be53b" style:font-size-asian="11pt" style:font-style-asian="normal" style:font-weight-asian="normal"/>
    </style:style>
    <style:style style:name="T69" style:family="text">
      <style:text-properties style:font-name="TimesNewRomanPSMT" fo:font-size="11pt" fo:font-style="normal" fo:font-weight="normal" officeooo:rsid="001653ac" style:font-size-asian="11pt" style:font-style-asian="normal" style:font-weight-asian="normal"/>
    </style:style>
    <style:style style:name="T70" style:family="text">
      <style:text-properties style:font-name="TimesNewRomanPSMT" fo:font-size="11pt" fo:font-style="normal" fo:font-weight="normal" officeooo:rsid="001bfd0f" style:font-size-asian="11pt" style:font-style-asian="normal" style:font-weight-asian="normal"/>
    </style:style>
    <style:style style:name="T71" style:family="text">
      <style:text-properties style:font-name="TimesNewRomanPSMT" fo:font-size="11pt" fo:font-style="normal" fo:font-weight="normal" officeooo:rsid="001db02f" style:font-size-asian="11pt" style:font-style-asian="normal" style:font-weight-asian="normal"/>
    </style:style>
    <style:style style:name="T72" style:family="text">
      <style:text-properties style:font-name="TimesNewRomanPSMT" fo:font-size="11pt" fo:font-style="normal" fo:font-weight="normal" officeooo:rsid="002538e2" style:font-size-asian="11pt" style:font-style-asian="normal" style:font-weight-asian="normal"/>
    </style:style>
    <style:style style:name="T73" style:family="text">
      <style:text-properties style:font-name="TimesNewRomanPSMT" fo:font-size="11pt" fo:font-style="normal" fo:font-weight="bold" officeooo:rsid="000e0aeb" style:font-size-asian="11pt" style:font-style-asian="normal" style:font-weight-asian="bold" style:font-weight-complex="bold"/>
    </style:style>
    <style:style style:name="T74" style:family="text">
      <style:text-properties style:font-name="TimesNewRomanPSMT" fo:font-size="11pt" fo:font-style="normal" fo:font-weight="bold" officeooo:rsid="001653ac" style:font-size-asian="11pt" style:font-style-asian="normal" style:font-weight-asian="bold" style:font-weight-complex="bold"/>
    </style:style>
    <style:style style:name="T75" style:family="text">
      <style:text-properties style:font-name="TimesNewRomanPSMT" fo:font-size="11pt" fo:font-style="normal" fo:font-weight="bold" officeooo:rsid="00182898" style:font-size-asian="11pt" style:font-style-asian="normal" style:font-weight-asian="bold" style:font-weight-complex="bold"/>
    </style:style>
    <style:style style:name="T76" style:family="text">
      <style:text-properties style:font-name="TimesNewRomanPSMT" fo:font-size="11pt" fo:font-style="normal" fo:font-weight="bold" officeooo:rsid="001a192d" style:font-size-asian="11pt" style:font-style-asian="normal" style:font-weight-asian="bold" style:font-weight-complex="bold"/>
    </style:style>
    <style:style style:name="T77" style:family="text">
      <style:text-properties style:font-name="TimesNewRomanPSMT" fo:font-size="11pt" fo:font-style="normal" fo:font-weight="bold" officeooo:rsid="001bfd0f" style:font-size-asian="11pt" style:font-style-asian="normal" style:font-weight-asian="bold" style:font-weight-complex="bold"/>
    </style:style>
    <style:style style:name="T78"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acterial Fluctuations in double emulsions</text:p>
      <text:p text:style-name="P7"/>
      <text:p text:style-name="P7"><text:span text:style-name="T48">Zhengyang Liu, Teresa Lopez-Leon, Anke Lindner, and </text:span><text:span text:style-name="T52">Eric Clément</text:span> </text:p>
      <text:p text:style-name="P1"/>
      <text:p text:style-name="P2"><text:span text:style-name="T53">Project description.</text:span><text:span text:style-name="T58"> </text:span><text:span text:style-name="T57">Original non-equilibrium phenomena arise in active matter in the presence of confinement.</text:span><text:span text:style-name="T59"> In this project, we aim to investigate </text:span><text:span text:style-name="T60">the swimming of </text:span><text:span text:style-name="T54">E. coli</text:span><text:span text:style-name="T61"> </text:span><text:span text:style-name="T60">bacteria confined by</text:span><text:span text:style-name="T59"> double emulsions, </text:span><text:span text:style-name="T60">which </text:span><text:span text:style-name="T59">have </text:span><text:span text:style-name="T62">gained significant popularity in </text:span><text:span text:style-name="T60">food, cosmetic, </text:span><text:span text:style-name="T63">therapeutic</text:span><text:span text:style-name="T60"> and many other </text:span><text:span text:style-name="T62">industries. </text:span><text:span text:style-name="T63">Our results will provide key experimental evidence </text:span><text:span text:style-name="T64">to understand confinement effect</text:span><text:span text:style-name="T63"> </text:span><text:span text:style-name="T64">o</text:span><text:span text:style-name="T72">f</text:span><text:span text:style-name="T64"> </text:span><text:span text:style-name="T63">active matter.</text:span></text:p>
      <text:p text:style-name="P2"><text:span text:style-name="T63"/></text:p>
      <text:p text:style-name="P3"><text:span text:style-name="T55">Assessments: methodology, key implementations and results.</text:span><text:span text:style-name="T65"> </text:span><text:span text:style-name="T73">We </text:span><text:span text:style-name="T74">first </text:span><text:span text:style-name="T73">demonstrate a well controlled experimental system: </text:span><text:span text:style-name="T75">double emulsions generated by a capillary microfluidic device.</text:span><text:span text:style-name="T66"> By varying the flow rates of each phase, we are able to produce double emulsions with continuously controllable sizes, allowing us to explore the parameter space with fine resolution. The device, as well as the double emulsions produced, are shown in Figure 1.</text:span><text:span text:style-name="T63"> </text:span><text:span text:style-name="T75">We also developed </text:span><text:span text:style-name="T74">robust characterization techniques</text:span><text:span text:style-name="T73">: </text:span><text:span text:style-name="T75">droplet tracking and droplet particle image velocimetry (</text:span><text:span text:style-name="T76">D</text:span><text:span text:style-name="T75">PIV).</text:span><text:span text:style-name="T66"> </text:span><text:span text:style-name="T67">Droplet tracking combines a generic circle finding method and a specific template matching method to ensure the automated data processing. DPIV is a modified version of PIV to address the droplet motion </text:span><text:span text:style-name="T68">driven</text:span><text:span text:style-name="T67"> by </text:span><text:span text:style-name="T68">bacteria inside the droplet,</text:span><text:span text:style-name="T67"> using </text:span><text:span text:style-name="T68">a “moving mask”. The ideas and results of these techniques are illustrated in Figure 2.</text:span><text:span text:style-name="T63"> </text:span><text:span text:style-name="T74">In collaboration with theorists, we analyzed our data </text:span><text:span text:style-name="T77">with the guidance of a theoretical model under</text:span><text:span text:style-name="T74"> the framework of “collision</text:span><text:span text:style-name="T77">al</text:span><text:span text:style-name="T74"> noise”.</text:span><text:span text:style-name="T69"> </text:span><text:span text:style-name="T70">The model highlights two characteristic time scales of the inner droplet motion in our experimental system. The first one is the ballistic-diffusive transition </text:span><text:span text:style-name="T61">(</text:span><text:span text:style-name="T54">t</text:span><text:span text:style-name="T28">1</text:span><text:span text:style-name="T61">)</text:span><text:span text:style-name="T70"> and the second one is the confinement-induced “saturation” </text:span><text:span text:style-name="T61">(</text:span><text:span text:style-name="T54">t</text:span><text:span text:style-name="T29">2</text:span><text:span text:style-name="T61">)</text:span><text:span text:style-name="T70">. </text:span><text:span text:style-name="T61">We measured these time scales for various geometries and bacterial concentrations, as shown in Figure 3. </text:span><text:span text:style-name="T71">The </text:span><text:span text:style-name="T56">t</text:span><text:span text:style-name="T30">1</text:span><text:span text:style-name="T71"> data show sharp contrast to the bulk measurements (Wu and Libchaber 2000), suggesting that the confinement is taking effect. </text:span><text:span text:style-name="T58">The t2 data show a tendency to follow our prediction based on a simple “spring” argument (red line in Fig. 3B). However, the significant scattering of the data again indicates confinement effects that are not correctly accounted for. Further investigations are required to better understand these data.</text:span></text:p>
      <text:p text:style-name="P4"/>
      <text:p text:style-name="P5"><text:span text:style-name="T45">Plan and outlook. </text:span><text:span text:style-name="T32">(I)</text:span><text:span text:style-name="T46"> </text:span><text:span text:style-name="T43">Double emulsion is certainly an interesting and important geometry to study active matter. However, our preliminary data suggest that there are </text:span><text:span text:style-name="T44">intertwined factors in the system, which scatter the data.</text:span><text:span text:style-name="T33"> For example, when we measure the ballistic-diffusive transition time t1, </text:span><text:span text:style-name="T34">we already notice 3 factors that may take effect. In addition to the confinement from the outer droplet, which may force bacteria to change directions and thus reduce their persistence, there are also the “buoyant force” experienced by the inner droplet, as well as the additional “shell” confinement posed by the inner droplet. </text:span><text:span text:style-name="T35">Rather than studying double emulsion directly, we can </text:span><text:span text:style-name="T36">untwist the factors by studying smaller and neutrally buoyant particle and then approach more complicated systems. (II) Collective motion of </text:span><text:span text:style-name="T47">E. coli</text:span><text:span text:style-name="T36"> bacteria adds another complication to understanding the experiment. We</text:span><text:span text:style-name="T31"> </text:span><text:span text:style-name="T37">have observed </text:span><text:span text:style-name="T38">v</text:span><text:span text:style-name="T31">igorous collective motion </text:span><text:span text:style-name="T37">in water droplets, even as tiny as several bacterial length in diameter. </text:span><text:span text:style-name="T38">It is remarkable that bacteria manage to self-organize into collectively moving groups in such crowded and confined environments. By studying the flow and </text:span><text:span text:style-name="T39">structural configurations in dense bacterial droplets, we can elucidate the dynamics behind the collective motion under confinement. Moreover, w</text:span><text:span text:style-name="T37">e can gain insight into the survival strategies of microorganism by characterizing these collective motions. </text:span><text:span text:style-name="T39">(III) Dense bacterial droplets show bizarre phenomena, which keep challenging our understanding of active matter and confinement, and eventually help us understand better. For example, </text:span><text:span text:style-name="T40">we have </text:span><text:span text:style-name="T39">recently</text:span><text:span text:style-name="T40"> observed a “</text:span><text:span text:style-name="T41">resurrect</text:span><text:span text:style-name="T40">” phenomenon, wh</text:span><text:span text:style-name="T41">ere</text:span><text:span text:style-name="T40"> </text:span><text:span text:style-name="T41">a “frozen” droplet is reactivated by an active droplet and goes back to collective motion state </text:span><text:span text:style-name="T42">(illustrated in Figure 4)</text:span><text:span text:style-name="T40">. Further investigations into such phenomen</text:span><text:span text:style-name="T41">a</text:span><text:span text:style-name="T40"> may </text:span><text:span text:style-name="T41">provide better understanding of the</text:span><text:span text:style-name="T40"> collective motions dynamics under confineme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roid Sans" svg:font-family="'Droid Sans', 'Helvetica Neue', 'Nimbus Sans 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mes_20_new_20_roman" style:display-name="Times new roman" style:family="paragraph" style:parent-style-name="Standard">
      <style:text-properties officeooo:rsid="0001251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7T10:04:38.738000000</meta:creation-date>
    <dc:date>2022-02-02T01:42:25.519000000</dc:date>
    <meta:editing-duration>PT15H41M14S</meta:editing-duration>
    <meta:editing-cycles>11</meta:editing-cycles>
    <meta:generator>LibreOffice/7.2.5.2$Windows_X86_64 LibreOffice_project/499f9727c189e6ef3471021d6132d4c694f357e5</meta:generator>
    <meta:document-statistic meta:table-count="0" meta:image-count="0" meta:object-count="0" meta:page-count="1" meta:paragraph-count="5" meta:word-count="621" meta:character-count="4243" meta:non-whitespace-character-count="3626"/>
  </office:meta>
</office:document-meta>
</file>